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3.20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.705cm" svg:height="1.193cm" svg:x="3.8cm" svg:y="4.407cm">
          <draw:text-box>
            <text:p><text:file-name text:display="full">Untitled1</text:file-name></text:p>
          </draw:text-box>
        </draw:frame>
        <draw:frame draw:style-name="gr1" draw:text-style-name="P1" draw:layer="layout" svg:width="3.705cm" svg:height="1.193cm" svg:x="20.295cm" svg:y="4.2cm">
          <draw:text-box>
            <text:p><text:file-name text:display="path">Untitled1</text:file-name></text:p>
          </draw:text-box>
        </draw:frame>
        <draw:frame draw:style-name="gr1" draw:text-style-name="P1" draw:layer="layout" svg:width="3.705cm" svg:height="1.193cm" svg:x="3.895cm" svg:y="12.207cm">
          <draw:text-box>
            <text:p><text:file-name text:display="name">Untitled1</text:file-name></text:p>
          </draw:text-box>
        </draw:frame>
        <draw:frame draw:style-name="gr1" draw:text-style-name="P1" draw:layer="layout" svg:width="3.705cm" svg:height="1.193cm" svg:x="20.295cm" svg:y="11.8cm">
          <draw:text-box>
            <text:p><text:file-name text:display="name-and-extension">Untitled1</text:file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becca Randall</meta:initial-creator>
    <meta:creation-date>2016-01-29T16:48:29.848362039</meta:creation-date>
    <dc:date>2016-01-29T16:53:59.405429855</dc:date>
    <dc:creator>Rebecca Randall</dc:creator>
    <meta:editing-duration>PT5M29S</meta:editing-duration>
    <meta:editing-cycles>1</meta:editing-cycles>
    <meta:document-statistic meta:object-count="27"/>
    <meta:generator>LibreOfficeDev/5.2.0.0.alpha0$Linux_X86_64 LibreOffice_project/96d6ceac915b8a5a1f5165ff2941c59e4ad3cb8c</meta:generator>
  </office:meta>
</office:document-meta>
</file>